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Hiragino Kaku Gothic Pro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0066ff"/>
    </style:style>
    <style:style style:name="T2" style:family="text">
      <style:text-properties fo:color="#999966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ff0066"/>
    </style:style>
    <style:style style:name="T6" style:family="text">
      <style:text-properties fo:color="#ff00ff"/>
    </style:style>
    <style:style style:name="T7" style:family="text">
      <style:text-properties fo:color="#ff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RNARD henri</text:p>
      <text:p text:style-name="P2"/>
      <text:p text:style-name="P1">Question nº3 : Serveur Réservation (fils)</text:p>
      <text:p text:style-name="P1"/>
      <text:p text:style-name="P3">{</text:p>
      <text:p text:style-name="P3"><text:tab/><text:span text:style-name="T1">int</text:span> recup_place ;</text:p>
      <text:p text:style-name="P3"/>
      <text:p text:style-name="P3"><text:tab/><text:span text:style-name="T2">/* Fermetture du socket d'ecoute */</text:span></text:p>
      <text:p text:style-name="P3"><text:tab/>close(sockservr) ;</text:p>
      <text:p text:style-name="P4"><text:tab/>/* Vérification du sémaphore (prise de jeton) */</text:p>
      <text:p text:style-name="P3"><text:tab/>op.sem_num = 0 ;</text:p>
      <text:p text:style-name="P3"><text:tab/>op.sem_op = -1 ;<text:tab/><text:tab/></text:p>
      <text:p text:style-name="P3"><text:tab/>op.sem_flg = 0 ;</text:p>
      <text:p text:style-name="P3"><text:tab/>semop(semid, &amp;op, 1) ;</text:p>
      <text:p text:style-name="P3"/>
      <text:p text:style-name="P3"><text:tab/><text:span text:style-name="T2">/* Traitement des données client et mise a jour de la base des spectacles si aucune <text:tab/><text:tab/>erreurs */<text:tab/></text:span></text:p>
      <text:p text:style-name="P3"><text:tab/>recup_place = ft_map_list(mem, msg.id_spectacle, msg.places) ;</text:p>
      <text:p text:style-name="P3"/>
      <text:p text:style-name="P3"><text:tab/><text:span text:style-name="T2">/* Rétribution du jeton car fin d'utilisation de la mémoire partagé */</text:span></text:p>
      <text:p text:style-name="P3"><text:tab/>op.sem_num = 0 ;</text:p>
      <text:p text:style-name="P3"><text:tab/>op.sem_op = 1 ;<text:tab/><text:tab/></text:p>
      <text:p text:style-name="P3"><text:tab/>op.sem_flg = 0 ;</text:p>
      <text:p text:style-name="P3"><text:tab/>semop(semid, &amp;op, 1) ;</text:p>
      <text:p text:style-name="P3"><text:tab/></text:p>
      <text:p text:style-name="P3"><text:tab/><text:span text:style-name="T2">/* Cas normal */</text:span></text:p>
      <text:p text:style-name="P3"><text:tab/><text:span text:style-name="T3">if</text:span>(recup_place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Reservation de </text:span><text:span text:style-name="T7">%d</text:span><text:span text:style-name="T6"> places du spectacle </text:span><text:span text:style-name="T7">%d \n</text:span><text:span text:style-name="T6"> »</text:span>, </text:p>
      <text:p text:style-name="P3"><text:tab/><text:tab/><text:tab/>msg.places, msg.id_spectacle) ;</text:p>
      <text:p text:style-name="P3"/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send(new_fd, &amp;rep, </text:span><text:span text:style-name="T3">sizeof</text:span><text:span text:style-name="T4">(rep), 0) ; </text:span></text:p>
      <text:p text:style-name="P3"><text:tab/>}</text:p>
      <text:p text:style-name="P3"><text:tab/><text:span text:style-name="T2">/* Cas spectacle invalide */</text:span></text:p>
      <text:p text:style-name="P3"><text:tab/><text:span text:style-name="T5">if </text:span>(recup_place == 0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Erreur spectacle inexistant </text:span><text:span text:style-name="T7">\n</text:span><text:span text:style-name="T6">»</text:span>) ;</text:p>
      <text:p text:style-name="P3"><text:tab/></text:p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oft-page-break/><text:span text:style-name="T2"><text:tab/><text:tab/></text:span><text:span text:style-name="T4">send(new_fd, &amp;rep, </text:span><text:span text:style-name="T3">sizeof</text:span><text:span text:style-name="T4">(rep), 0) ; </text:span></text:p>
      <text:p text:style-name="P3"><text:tab/>}</text:p>
      <text:p text:style-name="P3"><text:tab/><text:span text:style-name="T2">/* Cas place épuisées */</text:span></text:p>
      <text:p text:style-name="P3"><text:tab/><text:span text:style-name="T3">if</text:span> (recup_place &lt; 0)</text:p>
      <text:p text:style-name="P3"><text:tab/>{</text:p>
      <text:p text:style-name="P3"><text:tab/><text:tab/><text:span text:style-name="T2">/* Ecriture du message de retour */</text:span></text:p>
      <text:p text:style-name="P3"><text:tab/><text:tab/>sprintf(rep.info, <text:span text:style-name="T6">« Spectacle </text:span><text:span text:style-name="T7">%d</text:span><text:span text:style-name="T6"> complet </text:span><text:span text:style-name="T7">\n</text:span><text:span text:style-name="T6">»</text:span>, msg.id_spectacle) ;</text:p>
      <text:p text:style-name="P3"><text:tab/></text:p>
      <text:p text:style-name="P3"><text:tab/><text:tab/><text:span text:style-name="T2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2">/* Envoie de la réponse */</text:span></text:p>
      <text:p text:style-name="P3"><text:span text:style-name="T2"><text:tab/><text:tab/></text:span><text:span text:style-name="T4">send(new_fd, &amp;rep, </text:span><text:span text:style-name="T3">sizeof</text:span><text:span text:style-name="T4">(rep), 0) ; </text:span></text:p>
      <text:p text:style-name="P3"><text:tab/>}</text:p>
      <text:p text:style-name="P3"><text:tab/><text:span text:style-name="T2">/*fermetture du socket service */</text:span></text:p>
      <text:p text:style-name="P3"><text:tab/>close(new_fd) ;</text:p>
      <text:p text:style-name="P3"><text:tab/><text:span text:style-name="T2">/* Fin du fils */</text:span></text:p>
      <text:p text:style-name="P3"><text:tab/><text:span text:style-name="T3">exit </text:span><text:span text:style-name="T4">(</text:span>0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8:22:49</meta:creation-date>
    <dc:date>2019-01-27T19:58:35</dc:date>
    <dc:creator>bill tremendous</dc:creator>
    <meta:editing-duration>PT51M3S</meta:editing-duration>
    <meta:editing-cycles>8</meta:editing-cycles>
    <meta:generator>OpenOffice/4.1.5$Unix OpenOffice.org_project/415m1$Build-9789</meta:generator>
    <meta:document-statistic meta:table-count="0" meta:image-count="0" meta:object-count="0" meta:page-count="2" meta:paragraph-count="57" meta:word-count="278" meta:character-count="1602"/>
  </office:meta>
</office:document-meta>
</file>